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Titeldia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s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s-notes">
      <style:graphic-properties draw:fill-color="#ffffff" fo:min-height="12.572cm"/>
    </style:style>
    <style:style style:name="pr4" style:family="presentation" style:parent-style-name="Master1-Layout2-obj-Titel-og-indholdsobjek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og-indholdsobjek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og-indholdsobjek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.953cm" fo:margin-right="0cm" fo:margin-top="0.247cm" fo:margin-bottom="0cm" fo:line-height="8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dias" presentation:presentation-page-layout-name="AL1T33">
        <draw:frame draw:name="Titel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Den selvkørende bils interaktion</text:span></text:p>
          </draw:text-box>
        </draw:frame>
        <draw:frame draw:name="U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el-og-indholdsobjekt" presentation:presentation-page-layout-name="AL2T18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Indholdsfortegnelse</text:span></text:p>
          </draw:text-box>
        </draw:frame>
        <draw:frame draw:name="Pladsholder til indhold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Niveauer af automatisering</text:span></text:p>
              </text:list-item>
              <text:list-item>
                <text:p text:style-name="P5"><text:span text:style-name="T3">Google Self-Driving Car Project</text:span></text:p>
              </text:list-item>
              <text:list-item>
                <text:p text:style-name="P5"><text:span text:style-name="T3">Kunder</text:span></text:p>
              </text:list-item>
              <text:list-item>
                <text:p text:style-name="P5"><text:span text:style-name="T3">Producenter</text:span></text:p>
              </text:list-item>
              <text:list-item>
                <text:p text:style-name="P5"><text:span text:style-name="T3">Bilens interaktionen</text:span></text:p>
              </text:list-item>
              <text:list-item>
                <text:p text:style-name="P5"><text:span text:style-name="T3">Sikkerheds …</text:span></text:p>
              </text:list-item>
              <text:list-item>
                <text:p text:style-name="P5"><text:span text:style-name="T2">Kommunikation</text:span></text:p>
              </text:list-item>
              <text:list-item>
                <text:p text:style-name="P5"><text:span text:style-name="T2">Robotetik</text:span></text:p>
              </text:list-item>
              <text:list-item>
                <text:p text:style-name="P5"><text:span text:style-name="T2">Finansielle konsekvens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el-og-indholdsobjekt" presentation:presentation-page-layout-name="AL2T18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Niveauer af automatisering</text:span></text:p>
          </draw:text-box>
        </draw:frame>
        <draw:frame draw:name="Pladsholder til indhold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<text:span text:style-name="T4">Niveau 0 – føreren har fuld kuntrol over bilen </text:span><text:span text:style-name="T4">og skal tage stilling til trafikkens forløb</text:span></text:p>
              </text:list-item>
              <text:list-item>
                <text:p text:style-name="P6"><text:span text:style-name="T4">Niveau 3 – Bilen kan selv køre i diverse </text:span><text:span text:style-name="T4">situationer, men føreren skal klar til at tage </text:span><text:span text:style-name="T4">over hvis bilen bliver forvirret</text:span></text:p>
              </text:list-item>
              <text:list-item>
                <text:p text:style-name="P6"><text:span text:style-name="T4">Niveau 5 – Bilen er fuldt automatiseret og det </text:span><text:span text:style-name="T4">er ikke nødvendigt for føreren at overtage </text:span><text:span text:style-name="T4">styringen af bil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el-og-indholdsobjekt" presentation:presentation-page-layout-name="AL2T18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5">Google Self-Driving Car Project</text:span></text:p>
          </draw:text-box>
        </draw:frame>
        <draw:frame draw:name="Pladsholder til indhold 2" presentation:style-name="pr5" draw:text-style-name="P2" draw:layer="layout" svg:width="22.86cm" svg:height="12.572cm" svg:x="1.27cm" svg:y="4.445cm" presentation:class="outlin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Google arbejder på en niveau 3 selvkørende </text:span><text:span text:style-name="T4">bil</text:span></text:p>
                <text:p text:style-name="P6"><text:span text:style-name="T4"/></text:p>
              </text:list-item>
              <text:list-item>
                <text:p text:style-name="P6"><text:span text:style-name="T4">Denne bruger en teknologi kaldet Lid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el-og-indholdsobjekt" presentation:presentation-page-layout-name="AL2T18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Kunder</text:span></text:p>
          </draw:text-box>
        </draw:frame>
        <draw:frame draw:name="Pladsholder til indhold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<text:span text:style-name="T4">Ved at bruge de selvkørende biler vil det være </text:span><text:span text:style-name="T4">muligt at bruge tiden i trafikken mere </text:span><text:span text:style-name="T4">brugbart</text:span></text:p>
              </text:list-item>
              <text:list-item>
                <text:p text:style-name="P6"><text:span text:style-name="T4">Det vil være muligt at forbinde bilerne i et stort </text:span><text:span text:style-name="T4">netværk, og dermed øge trafiksikkerheden </text:span><text:span text:style-name="T4">og gøre trafikken mere flyden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Kontortema-background" style:family="presentation">
      <style:graphic-properties draw:stroke="none" draw:fill="solid" draw:fill-color="#ffffff"/>
      <style:text-properties style:letter-kerning="true"/>
    </style:style>
    <style:style style:name="Master1-Kontort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Kontort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ontortema-outline1" style:family="presentation">
      <style:graphic-properties draw:stroke="none" draw:fill="none" draw:auto-grow-height="false" draw:fit-to-size="shrink-to-fit">
        <text:list-style style:name="Master1-Kontort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ontortema-outline2" style:family="presentation" style:parent-style-name="Master1-Kontortema-outline1">
      <style:paragraph-properties fo:margin-top="0.4cm" fo:margin-bottom="0cm"/>
      <style:text-properties fo:font-size="28pt" style:font-size-asian="28pt" style:font-size-complex="28pt"/>
    </style:style>
    <style:style style:name="Master1-Kontortema-outline3" style:family="presentation" style:parent-style-name="Master1-Kontortema-outline2">
      <style:paragraph-properties fo:margin-top="0.3cm" fo:margin-bottom="0cm"/>
      <style:text-properties fo:font-size="24pt" style:font-size-asian="24pt" style:font-size-complex="24pt"/>
    </style:style>
    <style:style style:name="Master1-Kontortema-outline4" style:family="presentation" style:parent-style-name="Master1-Kontortema-outline3">
      <style:paragraph-properties fo:margin-top="0.2cm" fo:margin-bottom="0cm"/>
      <style:text-properties fo:font-size="20pt" style:font-size-asian="20pt" style:font-size-complex="20pt"/>
    </style:style>
    <style:style style:name="Master1-Kontortema-outline5" style:family="presentation" style:parent-style-name="Master1-Kontortema-outline4">
      <style:paragraph-properties fo:margin-top="0.1cm" fo:margin-bottom="0cm"/>
      <style:text-properties fo:font-size="20pt" style:font-size-asian="20pt" style:font-size-complex="20pt"/>
    </style:style>
    <style:style style:name="Master1-Kontortema-outline6" style:family="presentation" style:parent-style-name="Master1-Kontortema-outline5">
      <style:paragraph-properties fo:margin-top="0.1cm" fo:margin-bottom="0cm"/>
      <style:text-properties fo:font-size="20pt" style:font-size-asian="20pt" style:font-size-complex="20pt"/>
    </style:style>
    <style:style style:name="Master1-Kontortema-outline7" style:family="presentation" style:parent-style-name="Master1-Kontortema-outline6">
      <style:paragraph-properties fo:margin-top="0.1cm" fo:margin-bottom="0cm"/>
      <style:text-properties fo:font-size="20pt" style:font-size-asian="20pt" style:font-size-complex="20pt"/>
    </style:style>
    <style:style style:name="Master1-Kontortema-outline8" style:family="presentation" style:parent-style-name="Master1-Kontortema-outline7">
      <style:paragraph-properties fo:margin-top="0.1cm" fo:margin-bottom="0cm"/>
      <style:text-properties fo:font-size="20pt" style:font-size-asian="20pt" style:font-size-complex="20pt"/>
    </style:style>
    <style:style style:name="Master1-Kontortema-outline9" style:family="presentation" style:parent-style-name="Master1-Kontortema-outline8">
      <style:paragraph-properties fo:margin-top="0.1cm" fo:margin-bottom="0cm"/>
      <style:text-properties fo:font-size="20pt" style:font-size-asian="20pt" style:font-size-complex="20pt"/>
    </style:style>
    <style:style style:name="Master1-Kontortema-subtitle" style:family="presentation">
      <style:graphic-properties draw:stroke="none" draw:fill="none" draw:textarea-vertical-align="middle">
        <text:list-style style:name="Master1-Kontort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ontortema-title" style:family="presentation">
      <style:graphic-properties draw:stroke="none" draw:fill="none" draw:textarea-vertical-align="middle">
        <text:list-style style:name="Master1-Kontort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background" style:family="presentation">
      <style:graphic-properties draw:stroke="none" draw:fill="solid" draw:fill-color="#ffffff"/>
      <style:text-properties style:letter-kerning="true"/>
    </style:style>
    <style:style style:name="Master1-Layout1-title-Titeldi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outline1" style:family="presentation">
      <style:graphic-properties draw:stroke="none" draw:fill="none" draw:auto-grow-height="false" draw:fit-to-size="shrink-to-fit">
        <text:list-style style:name="Master1-Layout1-title-Titeldi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outline2" style:family="presentation" style:parent-style-name="Master1-Layout1-title-Titeldias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s-outline3" style:family="presentation" style:parent-style-name="Master1-Layout1-title-Titeldias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s-outline4" style:family="presentation" style:parent-style-name="Master1-Layout1-title-Titeldias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s-outline5" style:family="presentation" style:parent-style-name="Master1-Layout1-title-Titeldias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6" style:family="presentation" style:parent-style-name="Master1-Layout1-title-Titeldias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7" style:family="presentation" style:parent-style-name="Master1-Layout1-title-Titeldias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8" style:family="presentation" style:parent-style-name="Master1-Layout1-title-Titeldias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9" style:family="presentation" style:parent-style-name="Master1-Layout1-title-Titeldias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s-subtitle" style:family="presentation">
      <style:graphic-properties draw:stroke="none" draw:fill="none" draw:textarea-vertical-align="middle">
        <text:list-style style:name="Master1-Layout1-title-Titeldi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title" style:family="presentation">
      <style:graphic-properties draw:stroke="none" draw:fill="none" draw:textarea-vertical-align="middle">
        <text:list-style style:name="Master1-Layout1-title-Titeldi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t-background" style:family="presentation">
      <style:graphic-properties draw:stroke="none" draw:fill="solid" draw:fill-color="#ffffff"/>
      <style:text-properties style:letter-kerning="true"/>
    </style:style>
    <style:style style:name="Master1-Layout7-blank-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t-outline1" style:family="presentation">
      <style:graphic-properties draw:stroke="none" draw:fill="none" draw:auto-grow-height="false" draw:fit-to-size="shrink-to-fit">
        <text:list-style style:name="Master1-Layout7-blank-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t-outline2" style:family="presentation" style:parent-style-name="Master1-Layout7-blank-Tomt-outline1">
      <style:paragraph-properties fo:margin-top="0.4cm" fo:margin-bottom="0cm"/>
      <style:text-properties fo:font-size="28pt" style:font-size-asian="28pt" style:font-size-complex="28pt"/>
    </style:style>
    <style:style style:name="Master1-Layout7-blank-Tomt-outline3" style:family="presentation" style:parent-style-name="Master1-Layout7-blank-Tomt-outline2">
      <style:paragraph-properties fo:margin-top="0.3cm" fo:margin-bottom="0cm"/>
      <style:text-properties fo:font-size="24pt" style:font-size-asian="24pt" style:font-size-complex="24pt"/>
    </style:style>
    <style:style style:name="Master1-Layout7-blank-Tomt-outline4" style:family="presentation" style:parent-style-name="Master1-Layout7-blank-Tomt-outline3">
      <style:paragraph-properties fo:margin-top="0.2cm" fo:margin-bottom="0cm"/>
      <style:text-properties fo:font-size="20pt" style:font-size-asian="20pt" style:font-size-complex="20pt"/>
    </style:style>
    <style:style style:name="Master1-Layout7-blank-Tomt-outline5" style:family="presentation" style:parent-style-name="Master1-Layout7-blank-Tomt-outline4">
      <style:paragraph-properties fo:margin-top="0.1cm" fo:margin-bottom="0cm"/>
      <style:text-properties fo:font-size="20pt" style:font-size-asian="20pt" style:font-size-complex="20pt"/>
    </style:style>
    <style:style style:name="Master1-Layout7-blank-Tomt-outline6" style:family="presentation" style:parent-style-name="Master1-Layout7-blank-Tomt-outline5">
      <style:paragraph-properties fo:margin-top="0.1cm" fo:margin-bottom="0cm"/>
      <style:text-properties fo:font-size="20pt" style:font-size-asian="20pt" style:font-size-complex="20pt"/>
    </style:style>
    <style:style style:name="Master1-Layout7-blank-Tomt-outline7" style:family="presentation" style:parent-style-name="Master1-Layout7-blank-Tomt-outline6">
      <style:paragraph-properties fo:margin-top="0.1cm" fo:margin-bottom="0cm"/>
      <style:text-properties fo:font-size="20pt" style:font-size-asian="20pt" style:font-size-complex="20pt"/>
    </style:style>
    <style:style style:name="Master1-Layout7-blank-Tomt-outline8" style:family="presentation" style:parent-style-name="Master1-Layout7-blank-Tomt-outline7">
      <style:paragraph-properties fo:margin-top="0.1cm" fo:margin-bottom="0cm"/>
      <style:text-properties fo:font-size="20pt" style:font-size-asian="20pt" style:font-size-complex="20pt"/>
    </style:style>
    <style:style style:name="Master1-Layout7-blank-Tomt-outline9" style:family="presentation" style:parent-style-name="Master1-Layout7-blank-Tomt-outline8">
      <style:paragraph-properties fo:margin-top="0.1cm" fo:margin-bottom="0cm"/>
      <style:text-properties fo:font-size="20pt" style:font-size-asian="20pt" style:font-size-complex="20pt"/>
    </style:style>
    <style:style style:name="Master1-Layout7-blank-Tomt-subtitle" style:family="presentation">
      <style:graphic-properties draw:stroke="none" draw:fill="none" draw:textarea-vertical-align="middle">
        <text:list-style style:name="Master1-Layout7-blank-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t-title" style:family="presentation">
      <style:graphic-properties draw:stroke="none" draw:fill="none" draw:textarea-vertical-align="middle">
        <text:list-style style:name="Master1-Layout7-blank-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background" style:family="presentation">
      <style:graphic-properties draw:stroke="none" draw:fill="solid" draw:fill-color="#ffffff"/>
      <style:text-properties style:letter-kerning="true"/>
    </style:style>
    <style:style style:name="Master1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1" style:family="presentation">
      <style:graphic-properties draw:stroke="none" draw:fill="none" draw:auto-grow-height="false" draw:fit-to-size="shrink-to-fit">
        <text:list-style style:name="Master1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2" style:family="presentation" style:parent-style-name="Master1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objTx-Indhold-med-billedtekst-outline3" style:family="presentation" style:parent-style-name="Master1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objTx-Indhold-med-billedtekst-outline4" style:family="presentation" style:parent-style-name="Master1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objTx-Indhold-med-billedtekst-outline5" style:family="presentation" style:parent-style-name="Master1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6" style:family="presentation" style:parent-style-name="Master1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7" style:family="presentation" style:parent-style-name="Master1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8" style:family="presentation" style:parent-style-name="Master1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9" style:family="presentation" style:parent-style-name="Master1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subtitle" style:family="presentation">
      <style:graphic-properties draw:stroke="none" draw:fill="none" draw:textarea-vertical-align="middle">
        <text:list-style style:name="Master1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title" style:family="presentation">
      <style:graphic-properties draw:stroke="none" draw:fill="none" draw:textarea-vertical-align="middle">
        <text:list-style style:name="Master1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1" style:family="presentation">
      <style:graphic-properties draw:stroke="none" draw:fill="none" draw:auto-grow-height="false" draw:fit-to-size="shrink-to-fit">
        <text:list-style style:name="Master1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2" style:family="presentation" style:parent-style-name="Master1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og-lodret-tekst-outline3" style:family="presentation" style:parent-style-name="Master1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og-lodret-tekst-outline4" style:family="presentation" style:parent-style-name="Master1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og-lodret-tekst-outline5" style:family="presentation" style:parent-style-name="Master1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6" style:family="presentation" style:parent-style-name="Master1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7" style:family="presentation" style:parent-style-name="Master1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8" style:family="presentation" style:parent-style-name="Master1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9" style:family="presentation" style:parent-style-name="Master1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subtitle" style:family="presentation">
      <style:graphic-properties draw:stroke="none" draw:fill="none" draw:textarea-vertical-align="middle">
        <text:list-style style:name="Master1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title" style:family="presentation">
      <style:graphic-properties draw:stroke="none" draw:fill="none" draw:textarea-vertical-align="middle">
        <text:list-style style:name="Master1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1" style:family="presentation">
      <style:graphic-properties draw:stroke="none" draw:fill="none" draw:auto-grow-height="false" draw:fit-to-size="shrink-to-fit">
        <text:list-style style:name="Master1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2" style:family="presentation" style:parent-style-name="Master1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Lodret-titel-og-tekst-outline3" style:family="presentation" style:parent-style-name="Master1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Lodret-titel-og-tekst-outline4" style:family="presentation" style:parent-style-name="Master1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Lodret-titel-og-tekst-outline5" style:family="presentation" style:parent-style-name="Master1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6" style:family="presentation" style:parent-style-name="Master1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7" style:family="presentation" style:parent-style-name="Master1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8" style:family="presentation" style:parent-style-name="Master1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9" style:family="presentation" style:parent-style-name="Master1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subtitle" style:family="presentation">
      <style:graphic-properties draw:stroke="none" draw:fill="none" draw:textarea-vertical-align="middle">
        <text:list-style style:name="Master1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title" style:family="presentation">
      <style:graphic-properties draw:stroke="none" draw:fill="none" draw:textarea-vertical-align="middle">
        <text:list-style style:name="Master1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Kontort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Kontort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Kontort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Kontort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Kontortem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Kontortema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dia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s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dias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og-indholdsobjek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og-indholdsobjek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og-indholdsobjek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fsnitsoversk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fsnitsoversk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fsnitsoversk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o-indholdsobjekter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o-indholdsobjekter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o-indholdsobjekter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Sammenlign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Sammenligning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Sammenligning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Ku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Kun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Kun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Tom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Tom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Tomt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Tomt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dhold-med-billedteks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dhold-med-billed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dhold-med-billedteks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dhold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dhold-med-billed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dhold-med-billedteks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dhold-med-billedteks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lede-med-billedteks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lede-med-billedteks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lede-med-billedteks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og-lodret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og-lodret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og-lodret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og-lodret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og-lodret-teks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og-lodret-teks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Lodret-titel-og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Lodret-titel-og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Lodret-titel-og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Lodret-titel-og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Lodret-titel-og-teks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Lodret-titel-og-teks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Kontortema" style:page-layout-name="PM1" draw:style-name="Mdp1">
      <draw:frame draw:name="Pladsholder til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Klik for at redigere titeltypografi i masteren</text:span></text:p>
        </draw:text-box>
      </draw:frame>
      <draw:frame draw:name="Pladsholder til tekst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for at redigere typografi i masteren</text:span></text:p>
              <text:list>
                <text:list-item>
                  <text:p text:style-name="MP8"><text:span text:style-name="MT3">Andet niveau</text:span></text:p>
                  <text:list>
                    <text:list-item>
                      <text:p text:style-name="MP9"><text:span text:style-name="MT4">Tredje niveau</text:span></text:p>
                      <text:list>
                        <text:list-item>
                          <text:p text:style-name="MP10"><text:span text:style-name="MT5">Fjerde niveau</text:span></text:p>
                          <text:list>
                            <text:list-item>
                              <text:p text:style-name="MP11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Kontortema-title" draw:layer="backgroundobjects" svg:width="13.968cm" svg:height="10.476cm" svg:x="3.81cm" svg:y="2.123cm" presentation:class="page"/>
        <draw:frame presentation:style-name="Master1-Kontortem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dias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1">Klik for at redigere titeltypografi i masteren</text:span></text:p>
        </draw:text-box>
      </draw:frame>
      <draw:frame draw:name="U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7">Klik for at redigere undertiteltypografien i masteren</text:span></text:p>
        </draw:text-box>
      </draw:frame>
      <draw:frame draw:name="Pladsholder til dato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dia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s-title" draw:layer="backgroundobjects" svg:width="0cm" svg:height="0cm" svg:x="0cm" svg:y="2.123cm" presentation:class="page"/>
        <draw:frame presentation:style-name="Master1-Layout1-title-Titeldia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og-indholdsobjek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1">Klik for at redigere titeltypografi i masteren</text:span></text:p>
        </draw:text-box>
      </draw:frame>
      <draw:frame draw:name="Pladsholder til indhold 2" presentation:style-name="Mpr14" draw:text-style-name="MP6" draw:layer="backgroundobjects" svg:width="22.86cm" svg:height="12.572cm" svg:x="1.27cm" svg:y="4.445cm" presentation:class="title">
        <draw:text-box>
          <text:list text:style-name="ML6">
            <text:list-item>
              <text:p text:style-name="MP7"><text:span text:style-name="MT2">Klik for at redigere typografi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    </text:list-item>
          </text:list>
        </draw:text-box>
      </draw:frame>
      <draw:frame draw:name="Pladsholder til dato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el-og-indholdsobjek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og-indholdsobjekt-title" draw:layer="backgroundobjects" svg:width="0cm" svg:height="0cm" svg:x="0cm" svg:y="2.123cm" presentation:class="page"/>
        <draw:frame presentation:style-name="Master1-Layout2-obj-Titel-og-indholdsobjek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Afsnitsoverskrift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8">Klik for at redigere titeltypografi i masteren</text:span></text:p>
        </draw:text-box>
      </draw:frame>
      <draw:frame draw:name="Pladsholder til tekst 2" presentation:style-name="Mpr20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5"><text:span text:style-name="MT9">Klik for at redigere typografi i masteren</text:span></text:p>
            </text:list-item>
          </text:list>
        </draw:text-box>
      </draw:frame>
      <draw:frame draw:name="Pladsholder til dato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fsnitsoverskrift-title" draw:layer="backgroundobjects" svg:width="0cm" svg:height="0cm" svg:x="0cm" svg:y="2.123cm" presentation:class="page"/>
        <draw:frame presentation:style-name="Master1-Layout3-secHead-Afsnitsoversk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o-indholdsobjekter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1">Klik for at redigere titeltypografi i masteren</text:span></text:p>
        </draw:text-box>
      </draw:frame>
      <draw:frame draw:name="Pladsholder til indhold 2" presentation:style-name="Mpr26" draw:text-style-name="MP6" draw:layer="backgroundobjects" svg:width="11.218cm" svg:height="12.572cm" svg:x="1.27cm" svg:y="4.445cm" presentation:class="title">
        <draw:text-box>
          <text:list text:style-name="ML6">
            <text:list-item>
              <text:p text:style-name="MP16"><text:span text:style-name="MT3">Klik for at redigere typografi i masteren</text:span><text:span text:style-name="MT3"><text:line-break/></text:span><text:span text:style-name="MT4">Andet niveau</text:span><text:span text:style-name="MT4"><text:line-break/></text:span><text:span text:style-name="MT5">Tredje niveau</text:span><text:span text:style-name="MT5"><text:line-break/></text:span><text:span text:style-name="MT10">Fjerde niveau</text:span><text:span text:style-name="MT10"><text:line-break/></text:span><text:span text:style-name="MT10">Femte niveau</text:span></text:p>
            </text:list-item>
          </text:list>
        </draw:text-box>
      </draw:frame>
      <draw:frame draw:name="Pladsholder til indhold 3" presentation:style-name="Mpr26" draw:text-style-name="MP6" draw:layer="backgroundobjects" svg:width="11.218cm" svg:height="12.572cm" svg:x="12.912cm" svg:y="4.445cm" presentation:class="title">
        <draw:text-box>
          <text:list text:style-name="ML6">
            <text:list-item>
              <text:p text:style-name="MP16"><text:span text:style-name="MT3">Klik for at redigere typografi i masteren</text:span><text:span text:style-name="MT3"><text:line-break/></text:span><text:span text:style-name="MT4">Andet niveau</text:span><text:span text:style-name="MT4"><text:line-break/></text:span><text:span text:style-name="MT5">Tredje niveau</text:span><text:span text:style-name="MT5"><text:line-break/></text:span><text:span text:style-name="MT10">Fjerde niveau</text:span><text:span text:style-name="MT10"><text:line-break/></text:span><text:span text:style-name="MT10">Femte niveau</text:span></text:p>
            </text:list-item>
          </text:list>
        </draw:text-box>
      </draw:frame>
      <draw:frame draw:name="Pladsholder til dato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o-indholdsobjekter-title" draw:layer="backgroundobjects" svg:width="0cm" svg:height="0cm" svg:x="0cm" svg:y="2.123cm" presentation:class="page"/>
        <draw:frame presentation:style-name="Master1-Layout4-twoObj-To-indholdsobjekter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Sammenlign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1">Klik for at redigere titeltypografi i masteren</text:span></text:p>
        </draw:text-box>
      </draw:frame>
      <draw:frame draw:name="Pladsholder til tekst 2" presentation:style-name="Mpr32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17"><text:span text:style-name="MT11">Klik for at redigere typografi i masteren</text:span></text:p>
            </text:list-item>
          </text:list>
        </draw:text-box>
      </draw:frame>
      <draw:frame draw:name="Pladsholder til indhold 3" presentation:style-name="Mpr33" draw:text-style-name="MP6" draw:layer="backgroundobjects" svg:width="11.223cm" svg:height="10.976cm" svg:x="1.27cm" svg:y="6.041cm" presentation:class="title">
        <draw:text-box>
          <text:list text:style-name="ML6">
            <text:list-item>
              <text:p text:style-name="MP18"><text:span text:style-name="MT4">Klik for at redigere typografi i masteren</text:span><text:span text:style-name="MT4"><text:line-break/></text:span><text:span text:style-name="MT5">Andet niveau</text:span><text:span text:style-name="MT5"><text:line-break/></text:span><text:span text:style-name="MT10">Tredje niveau</text:span><text:span text:style-name="MT10"><text:line-break/></text:span><text:span text:style-name="MT12">Fjerde niveau</text:span><text:span text:style-name="MT12"><text:line-break/></text:span><text:span text:style-name="MT12">Femte niveau</text:span></text:p>
            </text:list-item>
          </text:list>
        </draw:text-box>
      </draw:frame>
      <draw:frame draw:name="Pladsholder til tekst 4" presentation:style-name="Mpr32" draw:text-style-name="MP6" draw:layer="backgroundobjects" svg:width="11.227cm" svg:height="1.777cm" svg:x="12.903cm" svg:y="4.264cm" presentation:class="outline">
        <draw:text-box>
          <text:list text:style-name="ML7">
            <text:list-item>
              <text:p text:style-name="MP17"><text:span text:style-name="MT11">Klik for at redigere typografi i masteren</text:span></text:p>
            </text:list-item>
          </text:list>
        </draw:text-box>
      </draw:frame>
      <draw:frame draw:name="Pladsholder til indhold 5" presentation:style-name="Mpr33" draw:text-style-name="MP6" draw:layer="backgroundobjects" svg:width="11.227cm" svg:height="10.976cm" svg:x="12.903cm" svg:y="6.041cm" presentation:class="title">
        <draw:text-box>
          <text:list text:style-name="ML6">
            <text:list-item>
              <text:p text:style-name="MP18"><text:span text:style-name="MT4">Klik for at redigere typografi i masteren</text:span><text:span text:style-name="MT4"><text:line-break/></text:span><text:span text:style-name="MT5">Andet niveau</text:span><text:span text:style-name="MT5"><text:line-break/></text:span><text:span text:style-name="MT10">Tredje niveau</text:span><text:span text:style-name="MT10"><text:line-break/></text:span><text:span text:style-name="MT12">Fjerde niveau</text:span><text:span text:style-name="MT12"><text:line-break/></text:span><text:span text:style-name="MT12">Femte niveau</text:span></text:p>
            </text:list-item>
          </text:list>
        </draw:text-box>
      </draw:frame>
      <draw:frame draw:name="Pladsholder til dato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Sammenligning-title" draw:layer="backgroundobjects" svg:width="0cm" svg:height="0cm" svg:x="0cm" svg:y="2.123cm" presentation:class="page"/>
        <draw:frame presentation:style-name="Master1-Layout5-twoTxTwoObj-Sammenligning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Ku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1">Klik for at redigere titeltypografi i masteren</text:span></text:p>
        </draw:text-box>
      </draw:frame>
      <draw:frame draw:name="Pladsholder til dato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Kun-titel-title" draw:layer="backgroundobjects" svg:width="0cm" svg:height="0cm" svg:x="0cm" svg:y="2.123cm" presentation:class="page"/>
        <draw:frame presentation:style-name="Master1-Layout6-titleOnly-Kun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Tomt" style:page-layout-name="PM1" draw:style-name="Mdp1">
      <draw:frame draw:name="Pladsholder til dato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Tomt-title" draw:layer="backgroundobjects" svg:width="0cm" svg:height="0cm" svg:x="0cm" svg:y="2.123cm" presentation:class="page"/>
        <draw:frame presentation:style-name="Master1-Layout7-blank-Tomt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dhold-med-billedteks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3">Klik for at redigere titeltypografi i masteren</text:span></text:p>
        </draw:text-box>
      </draw:frame>
      <draw:frame draw:name="Pladsholder til indhold 2" presentation:style-name="Mpr48" draw:text-style-name="MP6" draw:layer="backgroundobjects" svg:width="14.199cm" svg:height="16.259cm" svg:x="9.931cm" svg:y="0.758cm" presentation:class="title">
        <draw:text-box>
          <text:list text:style-name="ML6">
            <text:list-item>
              <text:p text:style-name="MP7"><text:span text:style-name="MT2">Klik for at redigere typografi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    </text:list-item>
          </text:list>
        </draw:text-box>
      </draw:frame>
      <draw:frame draw:name="Pladsholder til tekst 3" presentation:style-name="Mpr49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19"><text:span text:style-name="MT14">Klik for at redigere typografi i masteren</text:span></text:p>
            </text:list-item>
          </text:list>
        </draw:text-box>
      </draw:frame>
      <draw:frame draw:name="Pladsholder til dato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dhold-med-billedtekst-title" draw:layer="backgroundobjects" svg:width="0cm" svg:height="0cm" svg:x="0cm" svg:y="2.123cm" presentation:class="page"/>
        <draw:frame presentation:style-name="Master1-Layout8-objTx-Indhold-med-billedteks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Billede-med-billedteks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3">Klik for at redigere titeltypografi i masteren</text:span></text:p>
        </draw:text-box>
      </draw:frame>
      <draw:frame draw:name="Pladsholder til billede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Pladsholder til tekst 3" presentation:style-name="Mpr56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19"><text:span text:style-name="MT14">Klik for at redigere typografi i masteren</text:span></text:p>
            </text:list-item>
          </text:list>
        </draw:text-box>
      </draw:frame>
      <draw:frame draw:name="Pladsholder til dato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lede-med-billedtekst-title" draw:layer="backgroundobjects" svg:width="0cm" svg:height="0cm" svg:x="0cm" svg:y="2.123cm" presentation:class="page"/>
        <draw:frame presentation:style-name="Master1-Layout9-picTx-Billede-med-billedteks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og-lodret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1">Klik for at redigere titeltypografi i masteren</text:span></text:p>
        </draw:text-box>
      </draw:frame>
      <draw:frame draw:name="Pladsholder til lodret titel 2" presentation:style-name="Mpr62" draw:text-style-name="MP20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for at redigere typografi i masteren</text:span></text:p>
              <text:list>
                <text:list-item>
                  <text:p text:style-name="MP8"><text:span text:style-name="MT3">Andet niveau</text:span></text:p>
                  <text:list>
                    <text:list-item>
                      <text:p text:style-name="MP9"><text:span text:style-name="MT4">Tredje niveau</text:span></text:p>
                      <text:list>
                        <text:list-item>
                          <text:p text:style-name="MP10"><text:span text:style-name="MT5">Fjerde niveau</text:span></text:p>
                          <text:list>
                            <text:list-item>
                              <text:p text:style-name="MP11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og-lodret-tekst-title" draw:layer="backgroundobjects" svg:width="0cm" svg:height="0cm" svg:x="0cm" svg:y="2.123cm" presentation:class="page"/>
        <draw:frame presentation:style-name="Master1-Layout10-vertTx-Titel-og-lodret-teks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Lodret-titel-og-tekst" style:page-layout-name="PM1" draw:style-name="Mdp1">
      <draw:frame draw:name="Lodret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1">Klik for at redigere titeltypografi i masteren</text:span></text:p>
        </draw:text-box>
      </draw:frame>
      <draw:frame draw:name="Pladsholder til lodret titel 2" presentation:style-name="Mpr68" draw:text-style-name="MP20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Klik for at redigere typografi i masteren</text:span></text:p>
              <text:list>
                <text:list-item>
                  <text:p text:style-name="MP8"><text:span text:style-name="MT3">Andet niveau</text:span></text:p>
                  <text:list>
                    <text:list-item>
                      <text:p text:style-name="MP9"><text:span text:style-name="MT4">Tredje niveau</text:span></text:p>
                      <text:list>
                        <text:list-item>
                          <text:p text:style-name="MP10"><text:span text:style-name="MT5">Fjerde niveau</text:span></text:p>
                          <text:list>
                            <text:list-item>
                              <text:p text:style-name="MP11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9-24">24-09-15</text:date></text:span></text:p>
        </draw:text-box>
      </draw:frame>
      <draw:frame draw:name="Pladsholder til sidefod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Pladsholder til dias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Lodret-titel-og-tekst-title" draw:layer="backgroundobjects" svg:width="0cm" svg:height="0cm" svg:x="0cm" svg:y="2.123cm" presentation:class="page"/>
        <draw:frame presentation:style-name="Master1-Layout11-vertTitleAndTx-Lodret-titel-og-teks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1.2.0$Linux_X86_64 LibreOffice_project/00m0$Build-2</meta:generator>
    <dc:title>Den selvkørende bils interaktion</dc:title>
    <meta:initial-creator>mikkel@webhem.dk</meta:initial-creator>
    <meta:creation-date>2015-09-24T06:17:57Z</meta:creation-date>
    <dc:date>2015-09-24T08:32:18.591598178</dc:date>
    <meta:editing-cycles>8</meta:editing-cycles>
    <meta:editing-duration>PT9M49S</meta:editing-duration>
    <meta:document-statistic meta:object-count="167"/>
  </office:meta>
</office:document-meta>
</file>